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Dialogs/dialog-lc.xml"/>
  <manifest:file-entry manifest:media-type="text/xml" manifest:full-path="Dialogs/Standard/dialog-lb.xml"/>
  <manifest:file-entry manifest:media-type="" manifest:full-path="Dialogs/Standard/"/>
  <manifest:file-entry manifest:media-type="text/xml" manifest:full-path="Dialogs/KLFOOo/dialog-lb.xml"/>
  <manifest:file-entry manifest:media-type="" manifest:full-path="Dialogs/KLFOOo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KLFOOo/KLFOOoMain.xml"/>
  <manifest:file-entry manifest:media-type="text/xml" manifest:full-path="Basic/KLFOOo/script-lb.xml"/>
  <manifest:file-entry manifest:media-type="" manifest:full-path="Basic/KLFOOo/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CMU Serif"/>
    </style:style>
    <style:style style:name="P2" style:family="paragraph" style:parent-style-name="Standard">
      <style:paragraph-properties fo:text-align="center" style:justify-single-word="false"/>
      <style:text-properties style:font-name="CMU Serif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MU Serif" fo:font-weight="normal" style:font-weight-asian="normal" style:font-weight-complex="normal"/>
    </style:style>
    <style:style style:name="P4" style:family="paragraph" style:parent-style-name="Standard">
      <style:text-properties style:font-name="CMU Serif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MU Serif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MU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MU Typewriter Text"/>
    </style:style>
    <style:style style:name="T3" style:family="text">
      <style:text-properties style:font-name="CMU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LatexFormula OOo Macros Document</text:p>
      <text:p text:style-name="P1"/>
      <text:p text:style-name="P6">This document contains the reference source code of the KLatexFormula OOo extension macros.</text:p>
      <text:p text:style-name="P1"/>
      <text:p text:style-name="P1">Library name: <text:span text:style-name="T1">KLFOOo</text:span></text:p>
      <text:p text:style-name="P3"/>
      <text:p text:style-name="P5">Edit the macros in this document, then package them with an add-on builder such as BasicAddonBuilder. Problem: the wizard has to be run from scratch for each re-packaging.</text:p>
      <text:p text:style-name="P3"/>
      <text:p text:style-name="P5">The ugly way to do this is: build the extension once with BasicAddonBuilder to get the packaged extension for OXT structure/XML files with tool bars etc., unzip it into <text:span text:style-name="T2">KLFOOo-oxt/</text:span> directory, and use the script <text:span text:style-name="T2">mkxmlbasic.pl</text:span> by pasting the full Basic Macro code to its input, to generate the file <text:span text:style-name="T2">KLFOOo/KLFOOoMain.xba</text:span>. Then edit if necessary <text:span text:style-name="T2">description.xml</text:span> and <text:span text:style-name="T2">pkg-desc/pkg-description.txt</text:span>, and zip it again with</text:p>
      <text:p text:style-name="P5"><text:span text:style-name="T2"><text:tab/>zip -r ../KLFOOo.oxt *</text:span></text:p>
      <text:p text:style-name="P5"><text:span text:style-name="T3"/></text:p>
      <text:p text:style-name="P5"><text:span text:style-name="T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2T13:47:28</meta:creation-date>
    <dc:date>2011-04-03T17:38:24</dc:date>
    <meta:editing-duration>PT2H33M11S</meta:editing-duration>
    <meta:editing-cycles>74</meta:editing-cycles>
    <meta:generator>LibreOffice/3.3$Unix LibreOffice_project/330m19$Build-8</meta:generator>
    <meta:document-statistic meta:table-count="0" meta:image-count="0" meta:object-count="0" meta:page-count="1" meta:paragraph-count="6" meta:word-count="115" meta:character-count="752"/>
  </office:meta>
</office:document-meta>
</file>

<file path=Basic/KLFOOo/KLFOOoMain.xml><?xml version="1.0" encoding="utf-8"?>
<!DOCTYPE module  PUBLIC '-//OpenOffice.org//DTD OfficeDocument 1.0//EN'  'module.dtd'>
<script:module xmlns:script="http://openoffice.org/2000/script" script:name="KLFOOoMain" script:language="StarBasic">REM  *****  BASIC  *****

Sub Main
	MsgBox "klatexformula OpenOffice.org integration"
End Sub


' Thank you OOoLatex for examples of OOoBasic usage, syntax and tricks !
'		http://ooolatex.sourceforge.net/


Sub KLFLaunch

	oDoc = ThisComponent
	oDocCtrl = oDoc.getCurrentController()

	If isEmpty(oDocCtrl.selection()) Then
		MsgBox "You have not selected anything"
		Exit Sub
	End If

	oSelection = oDocCtrl.getSelection()
	
	If oSelection.supportsService("com.sun.star.text.TextRanges") Then
		Dim curString As String
		nCount = oSelection.Count()
		If nCount &lt;= 0 Then
			MsgBox "No text selected"
			Exit Sub
		End If
		For i = 0 to nCount - 1
			curString = curString &amp; oSelection.getByIndex(i).getString()
		Next i
		' Run klatexformula with the selected string
		latexb64 = klfBase64Encode(curString)
		cmd = "klatexformula --interactive -B --latexinput=" &amp; latexb64 &amp; " --tborderoffset=0 --rborderoffset=0 --bborderoffset=0 --lborderoffset=0"
		Shell(cmd)
		Exit Sub
    End If

	If oSelection.getImplementationName() &lt;&gt; "com.sun.star.drawing.SvxShapeCollection" Then
		MsgBox "You have not selected a KLatexFormula equation"
		Exit Sub
	End If

	If oSelection.getCount() &lt;&gt; 1 Then
		MsgBox "Cannot edit multiple equations at once"
		Exit Sub
	End If

	oShape = oSelection.getByIndex(0)
    oAttributes = oShape.UserDefinedAttributes()
	isKlf = oAttributes.hasByName("IsKLF")
	If  Not isKlf  Then
		hasOOoLatexArgs = oAttributes.hasByName("OOoLatexArgs")
		If  Not hasOOoLatexArgs  Then
			MsgBox "The selected object is not a KLatexFormula equation."
			Exit Sub
		End If
		' We have a OOoLatex object
		oooLatexArgs = oAttributes.getByName("OOoLatexArgs").Value()
		If oooLatexArgs = "" Then
			MsgBox "The selected object does not have any OOoLatex information."
			Exit Sub
		End If
		Dim args()
		args = Split(oooLatexArgs,"§",3)
		mathmode = "XFsgLi4uIFxd"        '  \[ ... \]
		If args(1) = "inline" Then
			mathmode = "JCAuLi4gJA=="    '  $ ... $
		End If
		latexb64 = klfBase64Encode(args(2))
		cmd = "klatexformula --interactive -B --latexinput=" &amp; latexb64 &amp; " -B --mathmode=" &amp; mathmode
		Shell(cmd)
		Exit Sub
	End If
	' We have a KLF object
	cmd = "klatexformula --interactive -B --latexinput=" &amp; oAttributes.getByName("KLFInputLatexBase64").value() &amp; " -B --preamble=" &amp; oAttributes.getByName("KLFInputPreambleBase64").value() &amp; " -B --mathmode=" &amp; oAttributes.getByName("KLFInputMathModeBase64").value() &amp; " -B --fgcolor=" &amp; oAttributes.getByName("KLFInputFgColorBase64").value() &amp; " -B --bgcolor=" &amp; oAttributes.getByName("KLFInputBgColorBase64").Value() &amp; " --dpi=" &amp; oAttributes.getByName("KLFInputDPI").Value() &amp; " --tborderoffset=" &amp; oAttributes.getByName("KLFSettingsTBorderOffsetPsPt").Value() &amp; " --rborderoffset=" &amp; oAttributes.getByName("KLFSettingsRBorderOffsetPsPt").Value() &amp; " --bborderoffset=" &amp; oAttributes.getByName("KLFSettingsBBorderOffsetPsPt").Value() &amp; " --lborderoffset=" &amp; oAttributes.getByName("KLFSettingsLBorderOffsetPsPt").Value()
	Shell(cmd)
	Exit sub
	
End Sub



Sub KLFFixShapeAspectRatio

	oDoc = ThisComponent
	oDocCtrl = oDoc.getCurrentController()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fix aspect ratio"
	End If
	
	oShape = oSelection.getByIndex(0)

	' Got Shape

	oAttributes = oShape.UserDefinedAttributes()

	Dim ratio as Single
	ratio = oAttributes.getByName("KLFImageAspectRatio").Value()

	Dim newSize
	newSize = createUnoStruct("com.sun.star.awt.Size")
	newSize.Width = oShape.size().Width
	newSize.Height = newSize.Width / ratio

	oShape.setSize(newSize)

End Sub

Sub KLFFormatForInline

	oDoc = ThisComponent
	oDocCtrl = oDoc.getCurrentController()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fix aspect ratio"
		Exit Sub
	End If
	
	oShape = oSelection.getByIndex(0)

	' Got Shape
	oAttributes = oShape.UserDefinedAttributes()

	If Not oAttributes.hasByName("IsKLF") Then
		MsgBox "The object you selected is not a klatexformula equation."
		Exit Sub
	End If
	
	Dim bborderoffset as Integer
	bborderoffset = oAttributes.getByName("KLFSettingsBBorderOffsetPsPt").Value()
	If  bborderoffset &lt;&gt; 0  Then
		MsgBox "Inline mode best works when the image border offsets are set to zero." &amp; Chr(10) &amp; _
			   "You can do this by re-opening KLatexFormula and adjusting your settings."
	End If

	Dim w as Single, h as Single
	w = oAttributes.getByName("KLFImageOrigWidthCm").Value()
	h = oAttributes.getByName("KLFImageOrigHeightCm").Value()

	Dim origSize
	origSize = createUnoStruct("com.sun.star.awt.Size")
	origSize.Width = w*1000   ' Units: 1/100 of mm
	origSize.Height = h*1000 ' Units: 1/100 of mm
	oShape.setSize(origSize)

	oShape.AnchorType = com.sun.star.text.TextContentAnchorType.AS_CHARACTER
	oShape.TopMargin = 0
	oShape.BottomMargin = 0
	oShape.VertOrient = com.sun.star.text.VertOrientation.CHAR_CENTER


End Sub


Sub KLFRePaste

	oDoc = ThisComponent
	oDocCtrl = oDoc.getCurrentController()
	
	'MsgBox "Repaste!"

	If isEmpty(oDocCtrl.selection()) Then
		MsgBox "Nothing is selected"
		Exit Sub
	End If
	
	oSelection = oDocCtrl.getSelection()

	If oSelection.getImplementationName() &lt;&gt; "com.sun.star.drawing.SvxShapeCollection" Then
		MsgBox "You have not selected a klatexformula equation."
		Exit Sub
	End If

	If oSelection.getCount() &lt;&gt; 1 Then
		MsgBox "Please select exactly one formula to re-paste over"
	End If
	
	oShape = oSelection.getByIndex(0)

	' Got Shape

	oAttributes = oShape.UserDefinedAttributes()

	'Dim ratio as Single
	Dim imgW as Single
	Dim imgH as Single
	Dim dpi as Single
	Dim displaySizeFactorW as Single
	Dim displaySizeFactorH as Single
	Dim position
    dpi = oAttributes.getByName("KLFInputDPI").Value()
	imgW = oAttributes.getByName("KLFImageWidthPx").Value()
	imgW = imgW / dpi
	displaySizeFactorW = oShape.size().Width / imgW
	imgH = oAttributes.getByName("KLFImageHeightPx").Value()
	imgH = imgH / dpi
	displaySizeFactorH = oShape.size().Height / imgH
	position = createUnoStruct("com.sun.star.awt.Point")
	position.X = oShape.position().X
	position.Y = oShape.position().Y

	'Dim saveAnchorType, saveTopMargin, saveBottomMargin, saveVertOrient
	'saveAnchorType = oShape.AnchorType
	'saveTopMargin = oShape.TopMargin
	'saveBottomMargin = oShape.BottomMargin
	'saveVertOrient = oShape.VertOrient
	
	Dim dispatcher
	dispatcher = createUnoService("com.sun.star.frame.DispatchHelper")
	' Now Remove Old Object
	dispatcher.executeDispatch(oDoc.getCurrentController.getFrame(), ".uno:Delete", "", 0, Array())
	' And Paste New Object
	dispatcher.executeDispatch(oDoc.getCurrentController.getFrame(), ".uno:Paste", "", 0, Array())

	oPastedSelection = oDocCtrl.getSelection()
	If oPastedSelection.getImplementationName() &lt;&gt; "com.sun.star.drawing.SvxShapeCollection" Then
		MsgBox "You have not pasted a klatexformula equation."
		Exit Sub
	End If
	If oPastedSelection.getCount() &lt;&gt; 1 Then
		MsgBox "Please paste only one object."
		Exit Sub
	End If
	oPastedShape = oPastedSelection.getByIndex(0)
	
	' Set attributes correctly now
	Dim oPastedAttributes
	oPastedAttributes = oPastedShape.UserDefinedAttributes()
	Dim newWpx as Single, newHpx as Single, newDpi as Single, newW as Single, newH as Single
	newDpi = oPastedAttributes.getByName("KLFInputDPI").Value()
	newWpx = oPastedAttributes.getByName("KLFImageWidthPx").Value()
	newHpx = oPastedAttributes.getByName("KLFImageHeightPx").Value()
	newW = newWpx / newDpi
	newH = newHpx / newDpi
	Dim newSize
	newSize = createUnoStruct("com.sun.star.awt.Size")
	newSize.Width = displaySizeFactorW * newW
	newSize.Height = displaySizeFactorH * newH
	Dim newPosition
	newPosition = createUnoStruct("com.sun.star.awt.Point")
	newPosition.X = position.X
	newPosition.Y = position.Y
	
	oPastedShape.setSize(newSize)
	oPastedShape.setPosition(newPosition)
	
	'oPastedShape.AnchorType = saveAnchorType
	'oPastedShape.TopMargin = saveTopMargin
	'oPastedShape.BottomMargin = saveBottomMargin
	'oPastedShape.VertOrient = saveVertOrient

End Sub




' Function Code taken from
'		http://www.motobit.com/tips/detpg_Base64Encode/
'
Function klfBase64Encode(inData)
  'rfc1521
  '2001 Antonin Foller, Motobit Software, http://Motobit.cz
  Const Base64 = "ABCDEFGHIJKLMNOPQRSTUVWXYZabcdefghijklmnopqrstuvwxyz0123456789+/"
  Dim cOut, sOut, I
  
  'For each group of 3 bytes
  For I = 1 To Len(inData) Step 3
    Dim nGroup, pOut, sGroup
    
    'Create one long from this 3 bytes.
    nGroup = &amp;H10000 * Asc(Mid(inData, I, 1)) + _
      &amp;H100 * klfMyASC(Mid(inData, I + 1, 1)) + klfMyASC(Mid(inData, I + 2, 1))
    
    'Oct splits the long To 8 groups with 3 bits
    nGroup = Oct(nGroup)
    
    'Add leading zeros
    nGroup = String(8 - Len(nGroup), "0") &amp; nGroup
    
    'Convert To base64
    pOut = Mid(Base64, CLng("&amp;o" &amp; Mid(nGroup, 1, 2)) + 1, 1) + _
      Mid(Base64, CLng("&amp;o" &amp; Mid(nGroup, 3, 2)) + 1, 1) + _
      Mid(Base64, CLng("&amp;o" &amp; Mid(nGroup, 5, 2)) + 1, 1) + _
      Mid(Base64, CLng("&amp;o" &amp; Mid(nGroup, 7, 2)) + 1, 1)
    
    'Add the part To OutPut string
    sOut = sOut + pOut
    
    'Add a new line For Each 76 chars In dest (76*3/4 = 57)
    'If (I + 2) Mod 57 = 0 Then sOut = sOut + vbCrLf
  Next
  Select Case Len(inData) Mod 3
    Case 1: '8 bit final
      sOut = Left(sOut, Len(sOut) - 2) + "=="
    Case 2: '16 bit final
      sOut = Left(sOut, Len(sOut) - 1) + "="
  End Select
  klfBase64Encode = sOut
End Function
Function klfMyASC(OneChar)
  If OneChar = "" Then klfMyASC = 0 Else klfMyASC = Asc(OneChar)
End Function



</script:module>
</file>

<file path=Basic/KLFOOo/script-lb.xml><?xml version="1.0" encoding="utf-8"?>
<!DOCTYPE library  PUBLIC '-//OpenOffice.org//DTD OfficeDocument 1.0//EN'  'library.dtd'>
<library:library xmlns:library="http://openoffice.org/2000/library" library:name="KLFOOo" library:readonly="false" library:passwordprotected="false">
  <library:element library:name="KLFOOoMain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LFOOo" library:link="false"/>
</library:libraries>
</file>

<file path=Dialogs/KLFOOo/dialog-lb.xml><?xml version="1.0" encoding="utf-8"?>
<!DOCTYPE library  PUBLIC '-//OpenOffice.org//DTD OfficeDocument 1.0//EN'  'library.dtd'>
<library:library xmlns:library="http://openoffice.org/2000/library" library:name="KLFOOo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LFOOo" library:link="false"/>
</library:libraries>
</file>